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ote: <text:s/>total expenditures equal debt service plus civil plus military; the original graph in the paper presented cumulative totals and labeled <text:s/>“gaps” in the cumulative totals that indicate the separate debt service, civil, and military components of total spending. <text:s text:c="2"/>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debt service</text:p>
          </table:table-cell>
          <table:table-cell office:value-type="string" calcext:value-type="string">
            <text:p>debt service + civil</text:p>
          </table:table-cell>
          <table:table-cell office:value-type="string" calcext:value-type="string">
            <text:p>revenues</text:p>
          </table:table-cell>
          <table:table-cell office:value-type="string" calcext:value-type="string">
            <text:p>total expenditures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float" office:value="1760" calcext:value-type="float">
            <text:p>1760</text:p>
          </table:table-cell>
          <table:table-cell/>
          <table:table-cell office:value-type="float" office:value="122.22221" calcext:value-type="float">
            <text:p>122.22221</text:p>
          </table:table-cell>
          <table:table-cell office:value-type="float" office:value="211.111109" calcext:value-type="float">
            <text:p>211.111109</text:p>
          </table:table-cell>
          <table:table-cell office:value-type="float" office:value="283.3333305" calcext:value-type="float">
            <text:p>283.3333305</text:p>
          </table:table-cell>
          <table:table-cell office:value-type="float" office:value="499.999995" calcext:value-type="float">
            <text:p>499.999995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/>
          <table:table-cell office:value-type="float" office:value="94.444435" calcext:value-type="float">
            <text:p>94.444435</text:p>
          </table:table-cell>
          <table:table-cell office:value-type="float" office:value="183.3333315" calcext:value-type="float">
            <text:p>183.3333315</text:p>
          </table:table-cell>
          <table:table-cell office:value-type="float" office:value="288.888886" calcext:value-type="float">
            <text:p>288.888886</text:p>
          </table:table-cell>
          <table:table-cell office:value-type="float" office:value="416.6666625" calcext:value-type="float">
            <text:p>416.666662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5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5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3"/>
          <table:table-cell office:value-type="float" office:value="316.6666635" calcext:value-type="float">
            <text:p>316.6666635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/>
          <table:table-cell office:value-type="float" office:value="127.777765" calcext:value-type="float">
            <text:p>127.777765</text:p>
          </table:table-cell>
          <table:table-cell office:value-type="float" office:value="255.555553" calcext:value-type="float">
            <text:p>255.555553</text:p>
          </table:table-cell>
          <table:table-cell office:value-type="float" office:value="311.111108" calcext:value-type="float">
            <text:p>311.111108</text:p>
          </table:table-cell>
          <table:table-cell office:value-type="float" office:value="349.9999965" calcext:value-type="float">
            <text:p>349.9999965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3"/>
          <table:table-cell office:value-type="float" office:value="322.222219" calcext:value-type="float">
            <text:p>322.222219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3"/>
          <table:table-cell office:value-type="float" office:value="333.33333" calcext:value-type="float">
            <text:p>333.33333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3"/>
          <table:table-cell office:value-type="float" office:value="299.999997" calcext:value-type="float">
            <text:p>299.999997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/>
          <table:table-cell office:value-type="float" office:value="155.55554" calcext:value-type="float">
            <text:p>155.55554</text:p>
          </table:table-cell>
          <table:table-cell office:value-type="float" office:value="244.444442" calcext:value-type="float">
            <text:p>244.444442</text:p>
          </table:table-cell>
          <table:table-cell office:value-type="float" office:value="316.6666635" calcext:value-type="float">
            <text:p>316.6666635</text:p>
          </table:table-cell>
          <table:table-cell office:value-type="float" office:value="355.555552" calcext:value-type="float">
            <text:p>355.55555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/>
          <table:table-cell office:value-type="float" office:value="155.55554" calcext:value-type="float">
            <text:p>155.55554</text:p>
          </table:table-cell>
          <table:table-cell office:value-type="float" office:value="261.1111085" calcext:value-type="float">
            <text:p>261.1111085</text:p>
          </table:table-cell>
          <table:table-cell office:value-type="float" office:value="311.111108" calcext:value-type="float">
            <text:p>311.111108</text:p>
          </table:table-cell>
          <table:table-cell office:value-type="float" office:value="377.777774" calcext:value-type="float">
            <text:p>377.777774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5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5"/>
        </table:table-row>
        <table:table-row table:style-name="ro1">
          <table:table-cell office:value-type="float" office:value="1773" calcext:value-type="float">
            <text:p>1773</text:p>
          </table:table-cell>
          <table:table-cell/>
          <table:table-cell office:value-type="float" office:value="138.888875" calcext:value-type="float">
            <text:p>138.888875</text:p>
          </table:table-cell>
          <table:table-cell office:value-type="float" office:value="261.1111085" calcext:value-type="float">
            <text:p>261.1111085</text:p>
          </table:table-cell>
          <table:table-cell office:value-type="float" office:value="377.777774" calcext:value-type="float">
            <text:p>377.777774</text:p>
          </table:table-cell>
          <table:table-cell office:value-type="float" office:value="388.888885" calcext:value-type="float">
            <text:p>388.888885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7.777774" calcext:value-type="float">
            <text:p>377.777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/>
          <table:table-cell office:value-type="float" office:value="144.44443" calcext:value-type="float">
            <text:p>144.44443</text:p>
          </table:table-cell>
          <table:table-cell office:value-type="float" office:value="288.888886" calcext:value-type="float">
            <text:p>288.888886</text:p>
          </table:table-cell>
          <table:table-cell office:value-type="float" office:value="372.2222185" calcext:value-type="float">
            <text:p>372.2222185</text:p>
          </table:table-cell>
          <table:table-cell office:value-type="float" office:value="422.222218" calcext:value-type="float">
            <text:p>422.222218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/>
          <table:table-cell office:value-type="float" office:value="149.999985" calcext:value-type="float">
            <text:p>149.999985</text:p>
          </table:table-cell>
          <table:table-cell office:value-type="float" office:value="277.777775" calcext:value-type="float">
            <text:p>277.777775</text:p>
          </table:table-cell>
          <table:table-cell office:value-type="float" office:value="372.2222185" calcext:value-type="float">
            <text:p>372.2222185</text:p>
          </table:table-cell>
          <table:table-cell office:value-type="float" office:value="416.6666625" calcext:value-type="float">
            <text:p>416.6666625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/>
          <table:table-cell office:value-type="float" office:value="144.44443" calcext:value-type="float">
            <text:p>144.44443</text:p>
          </table:table-cell>
          <table:table-cell office:value-type="float" office:value="272.2222195" calcext:value-type="float">
            <text:p>272.2222195</text:p>
          </table:table-cell>
          <table:table-cell office:value-type="float" office:value="383.3333295" calcext:value-type="float">
            <text:p>383.3333295</text:p>
          </table:table-cell>
          <table:table-cell office:value-type="float" office:value="422.222218" calcext:value-type="float">
            <text:p>422.222218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/>
          <table:table-cell office:value-type="float" office:value="166.66665" calcext:value-type="float">
            <text:p>166.66665</text:p>
          </table:table-cell>
          <table:table-cell office:value-type="float" office:value="299.999997" calcext:value-type="float">
            <text:p>299.999997</text:p>
          </table:table-cell>
          <table:table-cell office:value-type="float" office:value="383.3333295" calcext:value-type="float">
            <text:p>383.3333295</text:p>
          </table:table-cell>
          <table:table-cell office:value-type="float" office:value="449.9999955" calcext:value-type="float">
            <text:p>449.9999955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/>
          <table:table-cell office:value-type="float" office:value="149.999985" calcext:value-type="float">
            <text:p>149.999985</text:p>
          </table:table-cell>
          <table:table-cell office:value-type="float" office:value="288.888886" calcext:value-type="float">
            <text:p>288.888886</text:p>
          </table:table-cell>
          <table:table-cell office:value-type="float" office:value="405.5555515" calcext:value-type="float">
            <text:p>405.5555515</text:p>
          </table:table-cell>
          <table:table-cell office:value-type="float" office:value="455.555551" calcext:value-type="float">
            <text:p>455.55555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/>
          <table:table-cell office:value-type="float" office:value="149.999985" calcext:value-type="float">
            <text:p>149.999985</text:p>
          </table:table-cell>
          <table:table-cell office:value-type="float" office:value="294.4444415" calcext:value-type="float">
            <text:p>294.4444415</text:p>
          </table:table-cell>
          <table:table-cell office:value-type="float" office:value="422.222218" calcext:value-type="float">
            <text:p>422.222218</text:p>
          </table:table-cell>
          <table:table-cell office:value-type="float" office:value="527.7777725" calcext:value-type="float">
            <text:p>527.7777725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/>
          <table:table-cell office:value-type="float" office:value="166.66665" calcext:value-type="float">
            <text:p>166.66665</text:p>
          </table:table-cell>
          <table:table-cell office:value-type="float" office:value="316.6666635" calcext:value-type="float">
            <text:p>316.6666635</text:p>
          </table:table-cell>
          <table:table-cell office:value-type="float" office:value="427.7777735" calcext:value-type="float">
            <text:p>427.7777735</text:p>
          </table:table-cell>
          <table:table-cell office:value-type="float" office:value="577.777772" calcext:value-type="float">
            <text:p>577.777772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/>
          <table:table-cell office:value-type="float" office:value="177.77776" calcext:value-type="float">
            <text:p>177.77776</text:p>
          </table:table-cell>
          <table:table-cell office:value-type="float" office:value="316.6666635" calcext:value-type="float">
            <text:p>316.6666635</text:p>
          </table:table-cell>
          <table:table-cell office:value-type="float" office:value="427.7777735" calcext:value-type="float">
            <text:p>427.777773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/>
          <table:table-cell office:value-type="float" office:value="183.333315" calcext:value-type="float">
            <text:p>183.333315</text:p>
          </table:table-cell>
          <table:table-cell office:value-type="float" office:value="338.8888855" calcext:value-type="float">
            <text:p>338.8888855</text:p>
          </table:table-cell>
          <table:table-cell office:value-type="float" office:value="438.8888845" calcext:value-type="float">
            <text:p>438.888884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/>
          <table:table-cell office:value-type="float" office:value="205.555535" calcext:value-type="float">
            <text:p>205.555535</text:p>
          </table:table-cell>
          <table:table-cell office:value-type="float" office:value="361.1111075" calcext:value-type="float">
            <text:p>361.1111075</text:p>
          </table:table-cell>
          <table:table-cell office:value-type="float" office:value="461.1111065" calcext:value-type="float">
            <text:p>461.1111065</text:p>
          </table:table-cell>
          <table:table-cell office:value-type="float" office:value="611.111105" calcext:value-type="float">
            <text:p>611.111105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/>
          <table:table-cell office:value-type="float" office:value="211.11109" calcext:value-type="float">
            <text:p>211.11109</text:p>
          </table:table-cell>
          <table:table-cell office:value-type="float" office:value="372.2222185" calcext:value-type="float">
            <text:p>372.2222185</text:p>
          </table:table-cell>
          <table:table-cell office:value-type="float" office:value="466.666662" calcext:value-type="float">
            <text:p>466.666662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/>
          <table:table-cell office:value-type="float" office:value="238.888865" calcext:value-type="float">
            <text:p>238.888865</text:p>
          </table:table-cell>
          <table:table-cell office:value-type="float" office:value="405.5555515" calcext:value-type="float">
            <text:p>405.5555515</text:p>
          </table:table-cell>
          <table:table-cell office:value-type="float" office:value="472.2222175" calcext:value-type="float">
            <text:p>472.2222175</text:p>
          </table:table-cell>
          <table:table-cell office:value-type="float" office:value="583.3333275" calcext:value-type="float">
            <text:p>583.3333275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/>
          <table:table-cell office:value-type="float" office:value="244.44442" calcext:value-type="float">
            <text:p>244.44442</text:p>
          </table:table-cell>
          <table:table-cell office:value-type="float" office:value="411.111107" calcext:value-type="float">
            <text:p>411.111107</text:p>
          </table:table-cell>
          <table:table-cell office:value-type="float" office:value="466.666662" calcext:value-type="float">
            <text:p>466.666662</text:p>
          </table:table-cell>
          <table:table-cell office:value-type="float" office:value="572.2222165" calcext:value-type="float">
            <text:p>572.2222165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/>
          <table:table-cell office:value-type="float" office:value="266.66664" calcext:value-type="float">
            <text:p>266.66664</text:p>
          </table:table-cell>
          <table:table-cell office:value-type="float" office:value="433.333329" calcext:value-type="float">
            <text:p>433.333329</text:p>
          </table:table-cell>
          <table:table-cell office:value-type="float" office:value="472.2222175" calcext:value-type="float">
            <text:p>472.2222175</text:p>
          </table:table-cell>
          <table:table-cell office:value-type="float" office:value="605.5555495" calcext:value-type="float">
            <text:p>605.5555495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/>
          <table:table-cell office:value-type="float" office:value="277.77775" calcext:value-type="float">
            <text:p>277.77775</text:p>
          </table:table-cell>
          <table:table-cell office:value-type="float" office:value="461.1111065" calcext:value-type="float">
            <text:p>461.1111065</text:p>
          </table:table-cell>
          <table:table-cell office:value-type="float" office:value="472.2222175" calcext:value-type="float">
            <text:p>472.2222175</text:p>
          </table:table-cell>
          <table:table-cell office:value-type="float" office:value="638.8888825" calcext:value-type="float">
            <text:p>638.8888825</text:p>
          </table:table-cell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64">
      <number:minutes number:style="long"/>
      <number:text>:</number:text>
      <number:seconds number:style="long" number:decimal-places="1"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</number:time-style>
    <number:date-style style:name="N154">
      <number:day/>
      <number:text>-</number:text>
      <number:month number:textual="true"/>
    </number:dat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60"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 </number:text>
      <number:am-pm/>
    </number:time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35">
      <number:month number:textual="true"/>
      <number:text>-</number:text>
      <number:year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3">
      <number:month/>
      <number:text>/</number:text>
      <number:day/>
      <number:text>/</number:text>
      <number:year number:style="long"/>
    </number:date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5:02:28.137866062</meta:creation-date>
    <dc:date>2024-02-28T10:52:56.041982465</dc:date>
    <meta:editing-duration>PT10M38S</meta:editing-duration>
    <meta:editing-cycles>5</meta:editing-cycles>
    <meta:generator>LibreOffice/7.5.0.3$MacOSX_AARCH64 LibreOffice_project/c21113d003cd3efa8c53188764377a8272d9d6de</meta:generator>
    <meta:document-statistic meta:table-count="1" meta:cell-count="126" meta:object-count="0"/>
  </office:meta>
</office:document-meta>
</file>